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0398in"/>
    </style:style>
    <style:style style:name="co3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5.068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4.688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5.9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j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Extra information</text:p>
          </table:table-cell>
          <table:table-cell table:style-name="ce3" office:value-type="string" calcext:value-type="string">
            <text:p>Done?</text:p>
          </table:table-cell>
          <table:table-cell table:style-name="ce3" office:value-type="string" calcext:value-type="string">
            <text:p>What we di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unning example / motivation examp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 to explain DKG, shape index and pruning related to the running examp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ussion of the limitations of the approa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ussed why LTQP is different from other query paradigm like federated queries (Odyssey (ISWC2017) and linked data fragment (Smart-KG, WiseKg, BrTPF)</text:p>
          </table:table-cell>
          <table:table-cell office:value-type="string" calcext:value-type="string">
            <text:p>The related work does not mention Odyssey (ISWC2017 - (Not my paper)). This is problematic as Characteristic sets can also be used to prune sources, and is related to the proposal. C-Set is <text:s/>able to capture instantiated classes and is already used in optimisation of federated and non-federated SPARQL query. As it is, I can see C-set as an alternative to shape index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lain why changes in data model and data placement do not have a significant impact on the maintenance of shape ind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tion why bloom filters and characteristic sets are not relevant to our stud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stify the use of this benchmark and why we compare with the method presented</text:p>
          </table:table-cell>
          <table:table-cell table:number-columns-repeated="3"/>
        </table:table-row>
      </table:table>
      <table:table table:name="Minor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3" table:formula="of:=[$Major.B2]" office:value-type="string" office:string-value="Change" calcext:value-type="string">
            <text:p>Change</text:p>
          </table:table-cell>
          <table:table-cell table:style-name="ce3" table:formula="of:=[$Major.C2]" office:value-type="string" office:string-value="Extra information" calcext:value-type="string">
            <text:p>Extra information</text:p>
          </table:table-cell>
          <table:table-cell table:style-name="ce3" table:formula="of:=[$Major.D2]" office:value-type="string" office:string-value="Done?" calcext:value-type="string">
            <text:p>Done?</text:p>
          </table:table-cell>
          <table:table-cell table:style-name="ce3" table:formula="of:=[$Major.E2]" office:value-type="string" office:string-value="What we did" calcext:value-type="string">
            <text:p>What we did</text:p>
          </table:table-cell>
        </table:table-row>
        <table:table-row table:style-name="ro1">
          <table:table-cell/>
          <table:table-cell office:value-type="string" calcext:value-type="string">
            <text:p>Clarify that we are doing our experiment over instances of query templa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rify what we mean by more restrictive shap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ine what is a subwe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 added in the preliminaries a sentence defining it as a sub DKG in the control of a data provider</text:p>
          </table:table-cell>
        </table:table-row>
        <table:table-row table:style-name="ro1">
          <table:table-cell/>
          <table:table-cell office:value-type="string" calcext:value-type="string">
            <text:p>Clarify <text:s/>who host the shape index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larify why query containment is a valid approach</text:p>
          </table:table-cell>
          <table:table-cell office:value-type="string" calcext:value-type="string">
            <text:p>In section 4.4 I don't like the idea of relying on query containment for pruning. As stated in the paper, the query containment problem is NP. I don’t like the argument “complexity depends on the size of the queries, which are typically small in practise [10]; we</text:p>
            <text:p>do not expect in most cases queries containing thousands or millions of triple</text:p>
            <text:p>patterns [4]”. NP is here, and maybe some use-case can activate it, some queries in bioinformatic can have 200 triple patterns.</text:p>
            <text:p>    - We already respond that: "Additionally, practical use cases can often leverage polynomial-time algorithms [10].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rify the number of subwebs and size, stats about triples</text:p>
          </table:table-cell>
          <table:table-cell table:number-columns-repeated="3"/>
        </table:table-row>
      </table:table>
      <table:table table:name="To delet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3" table:formula="of:=[$Major.B2]" office:value-type="string" office:string-value="Change" calcext:value-type="string">
            <text:p>Change</text:p>
          </table:table-cell>
          <table:table-cell table:style-name="ce3" table:formula="of:=[$Major.C2]" office:value-type="string" office:string-value="Extra information" calcext:value-type="string">
            <text:p>Extra information</text:p>
          </table:table-cell>
          <table:table-cell table:style-name="ce3" table:formula="of:=[$Major.D2]" office:value-type="string" office:string-value="Done?" calcext:value-type="string">
            <text:p>Done?</text:p>
          </table:table-cell>
          <table:table-cell table:style-name="ce3" table:formula="of:=[$Major.E2]" office:value-type="string" office:string-value="What we did" calcext:value-type="string">
            <text:p>What we di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ysis of the relation between the number of HTTP requests and the exec ti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4:19:01.732377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56:44.231973505</meta:creation-date>
    <dc:date>2025-02-06T14:59:40.595840038</dc:date>
    <meta:editing-duration>PT44M34S</meta:editing-duration>
    <meta:editing-cycles>2</meta:editing-cycles>
    <meta:generator>LibreOffice/24.2.7.2$Linux_X86_64 LibreOffice_project/420$Build-2</meta:generator>
    <meta:document-statistic meta:table-count="3" meta:cell-count="30" meta:object-count="0"/>
  </office:meta>
</office:document-meta>
</file>